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4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b2b2b2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ATS.$A$2:.$A$17])" table:allow-empty-cell="true" table:display-list="unsorted" table:base-cell-address="Data.I2">
          <table:error-message table:message-type="stop" table:display="true"/>
        </table:content-validation>
      </table:content-validations>
      <table:table table:name="Data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number-columns-repeated="4" table:default-cell-style-name="ce5"/>
        <table:table-column table:style-name="co3" table:default-cell-style-name="ce6"/>
        <table:table-column table:style-name="co2" table:default-cell-style-name="Default"/>
        <table:table-column table:style-name="co4" table:default-cell-style-name="ce5"/>
        <table:table-row table:style-name="ro1">
          <table:table-cell table:style-name="ce10" office:value-type="string" calcext:value-type="string">
            <text:p>productID</text:p>
          </table:table-cell>
          <table:table-cell table:style-name="ce3" office:value-type="string" calcext:value-type="string">
            <text:p>productName</text:p>
          </table:table-cell>
          <table:table-cell table:style-name="ce7" office:value-type="string" calcext:value-type="string">
            <text:p>boughtCount</text:p>
          </table:table-cell>
          <table:table-cell table:style-name="ce7" office:value-type="string" calcext:value-type="string">
            <text:p>soldCount</text:p>
          </table:table-cell>
          <table:table-cell table:style-name="ce7" office:value-type="string" calcext:value-type="string">
            <text:p>buyPrice</text:p>
          </table:table-cell>
          <table:table-cell table:style-name="ce7" office:value-type="string" calcext:value-type="string">
            <text:p>sellPrice</text:p>
          </table:table-cell>
          <table:table-cell/>
          <table:table-cell table:style-name="ce3" office:value-type="string" calcext:value-type="string">
            <text:p>LONG NAME</text:p>
          </table:table-cell>
          <table:table-cell table:style-name="ce7" table:content-validation-name="val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Produ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F Test Product</text:p>
          </table:table-cell>
          <table:table-cell table:content-validation-name="val1" office:value-type="string" calcext:value-type="string">
            <text:p>TEST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r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Acorn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fal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Alfalfa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Aluminium</text:p>
          </table:table-cell>
          <table:table-cell table:content-validation-name="val1" office:value-type="string" calcext:value-type="string">
            <text:p>ME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thy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Amethyst</text:p>
          </table:table-cell>
          <table:table-cell table:content-validation-name="val1" office:value-type="string" calcext:value-type="string">
            <text:p>O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thyst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Amethyst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le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Apple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le Juice Ki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Apple Juice Kids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ple p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Apple pi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Appl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bergin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Aubergin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y Bott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aby Bottl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by Desse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aby Desser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by Foo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aby Food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by Medic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aby Medicine</text:p>
          </table:table-cell>
          <table:table-cell table:content-validation-name="val1" office:value-type="string" calcext:value-type="string">
            <text:p>MEDIC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ked Pot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aked Potato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an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anana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l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arley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asi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e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eef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ef in Cherry Sau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Beef in Cherry Sauc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ef Jerk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SF Beef Jerky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eer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eswa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eeswax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elt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ack Coff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lack Coffe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ackb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lackberr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T sandw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LT sandw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iled R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oiled Ric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ook</text:p>
          </table:table-cell>
          <table:table-cell table:content-validation-name="val1" office:value-type="string" calcext:value-type="string">
            <text:p>NEWSAGE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o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oots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sk Mi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office:value-type="string" calcext:value-type="string">
            <text:p>SF Bosk Milk</text:p>
          </table:table-cell>
          <table:table-cell table:content-validation-name="val1" office:value-type="string" calcext:value-type="string">
            <text:p>DAI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w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Bowl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ranch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F Branche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e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Bread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eaded Ost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readed Ostr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east Mi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Breast Milk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room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ckwh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uckwheat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ckwheat Fl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Buckwheat Flou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t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Butter</text:p>
          </table:table-cell>
          <table:table-cell table:content-validation-name="val1" office:value-type="string" calcext:value-type="string">
            <text:p>DAI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bb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abbage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d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5" calcext:value-type="float">
            <text:p>225</text:p>
          </table:table-cell>
          <table:table-cell/>
          <table:table-cell office:value-type="string" calcext:value-type="string">
            <text:p>SF Candl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dle Bow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andle Bowl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nnab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annabi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pucci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Cappuccino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rdbo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ardboard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rp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arpet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rrot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arrot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rro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arrot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t Gra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at Gras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amomile Flow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hamomile Flower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ee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eese</text:p>
          </table:table-cell>
          <table:table-cell table:content-validation-name="val1" office:value-type="string" calcext:value-type="string">
            <text:p>DAI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eese sandw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eese sandw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eese To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eese Toas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eesy f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eesy fri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eesy Tomato S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heesy Tomato Soup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err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erry ca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herry cak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ck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icken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icken cu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hicken curry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icken sandw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hicken sandw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ill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hillie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iv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hiv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ow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SF Chowder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i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ider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itr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itrine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trine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Citrine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trus 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itrus Win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Clay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lo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loth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oal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co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coa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coa Bea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coa Bean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con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oconut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ff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ffe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ffee Bea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offee Bean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ffee ca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offee cak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gna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Cognac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pos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mpostabl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rian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riande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Corn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nme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rnmea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t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otton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wboy H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owboy Hat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ranb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Cranberr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ranberry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Cranberry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ranberry Sau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ranberry Sauc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re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Cream</text:p>
          </table:table-cell>
          <table:table-cell table:content-validation-name="val1" office:value-type="string" calcext:value-type="string">
            <text:p>DAIR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u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Curd</text:p>
          </table:table-cell>
          <table:table-cell table:content-validation-name="val1" office:value-type="string" calcext:value-type="string">
            <text:p>DAIR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ush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ushion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ycla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Cyclamen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andelion Pet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andelion Petal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andelion 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Dandelion Win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luxe Tomato S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Deluxe Tomato Soup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merara Sug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Demerara Suga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iamo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Diamond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amond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Diamond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lith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Dilithium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il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ried Chill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Chill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ried C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Corn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ried Di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Dil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ried Flow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Flower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ried Gin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Ginge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ried Ho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Hops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ried Orega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Oregano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ried Rosema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Dried Rosemary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ried Thy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Dried Thyme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uck &amp; Cherry Sau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Duck &amp; Cherry Sauc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uck Eg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Duck Egg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uck M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Duck Mea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uv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Duvet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gg &amp; Chi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Egg &amp; Chip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gg sandw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Egg sandw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g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Egg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lder Woo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Elder Wood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lderb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Elderberrie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lderberry 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Elderberry Win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lectric Lightbul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Electric Lightbulb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mera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Emerald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merald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Emerald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erg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Energy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sential O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F Essential Oil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eath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eathers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eldsp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Feldspar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e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eta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ig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irewood Lo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Firewood Log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i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Fish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ish and 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Fish and Tomato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ish St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ish Stew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la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Flax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l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lou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low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lower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owers (plan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lowers (plant)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xtail Mill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Foxtail Millet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ied Breakf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Fried Breakfas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Fri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ruit p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Fruit pi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uit 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Fruit Win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u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Fuel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ardenia Pet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Gardenia Petal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ateau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Gateaux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Gin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in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Ginger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la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Glaze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lu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Glue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Gold</text:p>
          </table:table-cell>
          <table:table-cell table:content-validation-name="val1" office:value-type="string" calcext:value-type="string">
            <text:p>MET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old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Gold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ra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Grain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pe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Grape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rape Juice Ki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Grape Juice Kids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ap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Grap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ek sal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Greek salad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een T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Green Tea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rilled Fi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Grilled Fis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u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Gruel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ambur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Hamburger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Hay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Health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m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Hemp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n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Honey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oneycom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Honeycomb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Hop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Horn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orse Chestnu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Horse Chestnut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t Chocol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Hot Chocolat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gie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F Hygien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Ice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ce cream c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Ice cream con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ce cream sunda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5" calcext:value-type="float">
            <text:p>225</text:p>
          </table:table-cell>
          <table:table-cell/>
          <table:table-cell office:value-type="string" calcext:value-type="string">
            <text:p>SF Ice cream sunda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n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Ink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ron O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Iron Ore</text:p>
          </table:table-cell>
          <table:table-cell table:content-validation-name="val1" office:value-type="string" calcext:value-type="string">
            <text:p>META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office:value-type="string" calcext:value-type="string">
            <text:p>SF Jam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u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Ju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efalotyr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Kefalotyri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kJ</text:p>
          </table:table-cell>
          <table:table-cell table:content-validation-name="val1" office:value-type="string" calcext:value-type="string">
            <text:p>FUE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W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kWh</text:p>
          </table:table-cell>
          <table:table-cell table:content-validation-name="val1" office:value-type="string" calcext:value-type="string">
            <text:p>FUE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m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Lamb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t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Latt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ven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Lavender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eath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F Leather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F Leave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emon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Lemon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emon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Lemonad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emo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Lemon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ttu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Lettuce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im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Lim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o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5" calcext:value-type="float">
            <text:p>225</text:p>
          </table:table-cell>
          <table:table-cell/>
          <table:table-cell office:value-type="string" calcext:value-type="string">
            <text:p>SF Log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ov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Lov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gaz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SF Magazine</text:p>
          </table:table-cell>
          <table:table-cell table:content-validation-name="val1" office:value-type="string" calcext:value-type="string">
            <text:p>NEWSAGEN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gic Spe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agic Spell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nu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anur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ple Sa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Maple Sap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ple Syr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aple Syrup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rig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arigold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rigold Pet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Marigold Petal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e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Mead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Mea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eat Skew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Meat Skewer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eatbal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Meatball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eringue p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Meringue pi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i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ilk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ine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ineral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Mint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ulti V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Multi Vas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ushroo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Mushroom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ai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Nails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app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Nappy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ewspa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Newspaper</text:p>
          </table:table-cell>
          <table:table-cell table:content-validation-name="val1" office:value-type="string" calcext:value-type="string">
            <text:p>NEWSAGEN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ight So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Night Soil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a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Oat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Oil</text:p>
          </table:table-cell>
          <table:table-cell table:content-validation-name="val1" office:value-type="string" calcext:value-type="string">
            <text:p>FUE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live O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Olive Oi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liv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Oliv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nio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Onion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range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Orange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range Juice Ki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Orange Juice Kids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ran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Orang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rega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SF Oregano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strich Eg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Ostrich Egg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strich M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Ostrich Mea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strich Stea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Ostrich Steak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aper</text:p>
          </table:table-cell>
          <table:table-cell table:content-validation-name="val1" office:value-type="string" calcext:value-type="string">
            <text:p>NEWSAGEN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rsl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Parsley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Pasta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st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Pastri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vlov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Pavlova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ear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ear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e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ear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e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ea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epp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Pepper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erfu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Perfume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e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erry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etrole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etroleum</text:p>
          </table:table-cell>
          <table:table-cell table:content-validation-name="val1" office:value-type="string" calcext:value-type="string">
            <text:p>FUE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hosphor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Phosphorus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illo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Pillow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Pipe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izz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SF Pizza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ank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  <table:table-cell/>
          <table:table-cell office:value-type="string" calcext:value-type="string">
            <text:p>SF Plank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oached Fi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Poached Fis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or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Pork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ork Cutle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Pork Cutlet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ork Saus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Pork Sausag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orrid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orridg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o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ot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t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otato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umpk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umpkin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urple S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Purple Sag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Quart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Quartz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Quetha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Quethane</text:p>
          </table:table-cell>
          <table:table-cell table:content-validation-name="val1" office:value-type="string" calcext:value-type="string">
            <text:p>FUE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aisi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aisin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aspb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Raspberr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az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azor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efre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Refresh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enn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ennet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ic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ice Tomato Eg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ice Tomato Egg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I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IP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oast Be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oast Beas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oast Chick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oast Chicken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ast Du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oast Duck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asted v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oasted veg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asted veg sandw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Roasted veg sandwich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ock Sk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Rock Skin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olled Oa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Rolled Oat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ose Pet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ose Petal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osema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osemary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os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ose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ub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Ruby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uby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Ruby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u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Ru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Rum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um n rais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Rum n raisin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ag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a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Sak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al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alad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a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alt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altpe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altpeter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andst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andstone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apphi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apphire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apphire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Sapphire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awdu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Sawdust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crump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Scrumpy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a Wa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Sea Wate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il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ilver</text:p>
          </table:table-cell>
          <table:table-cell table:content-validation-name="val1" office:value-type="string" calcext:value-type="string">
            <text:p>MET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ilver R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Silver Rin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k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kin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lo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lop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oa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Soap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orb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SF Sorbe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oyabea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oyabean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oyami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oyamilk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pearm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pearmint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eak &amp; Eg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teak &amp; Egg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tew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ewed 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tewed Tomato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orage J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office:value-type="string" calcext:value-type="string">
            <text:p>SF Storage Jar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awber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trawberri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awberry ca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trawberry cak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uffed 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Stuffed Tomato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ug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uga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ugar Ca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ugar Can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ugar Extra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ugar Extract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gar Pul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ugar Pulp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ulf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ulfur</text:p>
          </table:table-cell>
          <table:table-cell table:content-validation-name="val1" office:value-type="string" calcext:value-type="string">
            <text:p>MINER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un Dried 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Sun Dried Tomato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unflower O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Sunflower Oil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unflower See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Sunflower Seed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wan M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Swan Mea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a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aco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arrag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Tarragon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ea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ea Leav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Tea Leave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apo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eapot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hre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Thread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hy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Thyme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o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oast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f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ofu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ilet Pa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Toilet Paper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mato Ju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omato Juice</text:p>
          </table:table-cell>
          <table:table-cell table:content-validation-name="val1" office:value-type="string" calcext:value-type="string">
            <text:p>DRINK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to Meatbal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omato Meatball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mato Sau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omato Sauc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omato S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omato Soup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Tomatoes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ortill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ortilla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w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Towel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r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rou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u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Tuna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una Tomato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una Tomatoes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urkey Din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Turkey Dinner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urkey Me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Turkey Meat</text:p>
          </table:table-cell>
          <table:table-cell table:content-validation-name="val1" office:value-type="string" calcext:value-type="string">
            <text:p>BUTCHER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wi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SF Twig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Twine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Unfired Bow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Unfired Bowl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Unfired Storage J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Unfired Storage Jar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Unfired V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Unfired Vas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Unfired Water Ju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Unfired Water Ju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5" calcext:value-type="float">
            <text:p>185</text:p>
          </table:table-cell>
          <table:table-cell/>
          <table:table-cell office:value-type="string" calcext:value-type="string">
            <text:p>SF Vas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eggie Omelet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Veggie Omelette</text:p>
          </table:table-cell>
          <table:table-cell table:content-validation-name="val1" office:value-type="string" calcext:value-type="string">
            <text:p>FOOD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odk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Vodka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Walnu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SF Walnuts</text:p>
          </table:table-cell>
          <table:table-cell table:content-validation-name="val1" office:value-type="string" calcext:value-type="string">
            <text:p>CROP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Water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ater Ju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Water Jug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hisk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/>
          <table:table-cell office:value-type="string" calcext:value-type="string">
            <text:p>SF Whiskey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Wine</text:p>
          </table:table-cell>
          <table:table-cell table:content-validation-name="val1" office:value-type="string" calcext:value-type="string">
            <text:p>ALCOHO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ip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Wipes</text:p>
          </table:table-cell>
          <table:table-cell table:content-validation-name="val1" office:value-type="string" calcext:value-type="string">
            <text:p>TOILETRIE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SF Wood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Wood Alcoh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Wood Alcohol</text:p>
          </table:table-cell>
          <table:table-cell table:content-validation-name="val1" office:value-type="string" calcext:value-type="string">
            <text:p>COMPOUN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ood Ch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SF Wood Chair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Wood Chi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Wood Chips</text:p>
          </table:table-cell>
          <table:table-cell table:content-validation-name="val1" office:value-type="string" calcext:value-type="string">
            <text:p>WOODLAN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od Coffee 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SF Wood Coffee Tabl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Wood Shel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Wood Shelf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Wood 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/>
          <table:table-cell office:value-type="string" calcext:value-type="string">
            <text:p>SF Wood Tabl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ood Wardrob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SF Wood Wardrobe</text:p>
          </table:table-cell>
          <table:table-cell table:content-validation-name="val1" office:value-type="string" calcext:value-type="string">
            <text:p>INTERACTIV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Wo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SF Wool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Ya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string" calcext:value-type="string">
            <text:p>SF Yarn</text:p>
          </table:table-cell>
          <table:table-cell table:content-validation-name="val1" office:value-type="string" calcext:value-type="string">
            <text:p>HARDWAR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e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 Yeast</text:p>
          </table:table-cell>
          <table:table-cell table:content-validation-name="val1" office:value-type="string" calcext:value-type="string">
            <text:p>GROCERY</text:p>
          </table:table-cell>
        </table:table-row>
        <table:table-row table:style-name="ro1" table:number-rows-repeated="1048215">
          <table:table-cell table:number-columns-repeated="8"/>
          <table:table-cell table:content-validation-name="val1"/>
        </table:table-row>
        <table:table-row table:style-name="ro1">
          <table:table-cell table:number-columns-repeated="8"/>
          <table:table-cell table:content-validation-name="val1"/>
        </table:table-row>
      </table:table>
      <table:table table:name="CATS" table:style-name="ta1">
        <table:table-column table:style-name="co3" table:default-cell-style-name="ce17"/>
        <table:table-column table:style-name="co3" table:default-cell-style-name="Default"/>
        <table:table-row table:style-name="ro1">
          <table:table-cell table:style-name="ce16" office:value-type="string" calcext:value-type="string">
            <text:p>CATEGORIES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FU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INTERACTI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NEWSAGENT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WOODLAND</text:p>
          </table:table-cell>
          <table:table-cell office:value-type="string" calcext:value-type="string">
            <text:p>WO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8:14:07.305900666</meta:creation-date>
    <dc:date>2023-05-08T19:38:40.822101962</dc:date>
    <meta:editing-duration>PT33M45S</meta:editing-duration>
    <meta:editing-cycles>8</meta:editing-cycles>
    <meta:generator>LibreOffice/7.5.2.2$Linux_X86_64 LibreOffice_project/53bb9681a964705cf672590721dbc85eb4d0c3a2</meta:generator>
    <meta:document-statistic meta:table-count="2" meta:cell-count="2913" meta:object-count="0"/>
  </office:meta>
</office:document-meta>
</file>